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79e09" officeooo:paragraph-rsid="00179e09"/>
    </style:style>
    <style:style style:name="P2" style:family="paragraph" style:parent-style-name="Text_20_body">
      <style:text-properties officeooo:rsid="00179e09" officeooo:paragraph-rsid="0017c553"/>
    </style:style>
    <style:style style:name="P3" style:family="paragraph" style:parent-style-name="Text_20_body">
      <style:text-properties officeooo:rsid="0017c553" officeooo:paragraph-rsid="0017c553"/>
    </style:style>
    <style:style style:name="P4" style:family="paragraph" style:parent-style-name="Text_20_body">
      <style:text-properties fo:font-weight="bold" officeooo:rsid="00179e09" officeooo:paragraph-rsid="00179e09" style:font-weight-asian="bold" style:font-weight-complex="bold"/>
    </style:style>
    <style:style style:name="P5" style:family="paragraph" style:parent-style-name="Text_20_body">
      <style:text-properties fo:font-weight="bold" officeooo:rsid="001a8d56" officeooo:paragraph-rsid="001a8d56" style:font-weight-asian="bold" style:font-weight-complex="bold"/>
    </style:style>
    <style:style style:name="P6" style:family="paragraph" style:parent-style-name="Text_20_body">
      <style:text-properties officeooo:rsid="0019243a" officeooo:paragraph-rsid="0019243a"/>
    </style:style>
    <style:style style:name="P7" style:family="paragraph" style:parent-style-name="Text_20_body">
      <style:text-properties officeooo:rsid="0019243a" officeooo:paragraph-rsid="00198175"/>
    </style:style>
    <style:style style:name="P8" style:family="paragraph" style:parent-style-name="Text_20_body">
      <style:text-properties officeooo:rsid="0019243a" officeooo:paragraph-rsid="0017c553"/>
    </style:style>
    <style:style style:name="P9" style:family="paragraph" style:parent-style-name="Text_20_body">
      <style:text-properties officeooo:rsid="0019243a" officeooo:paragraph-rsid="0020de20"/>
    </style:style>
    <style:style style:name="P10" style:family="paragraph" style:parent-style-name="Text_20_body">
      <style:text-properties officeooo:paragraph-rsid="001b72be"/>
    </style:style>
    <style:style style:name="P11" style:family="paragraph" style:parent-style-name="Text_20_body">
      <style:text-properties officeooo:rsid="00198175" officeooo:paragraph-rsid="001d32fd"/>
    </style:style>
    <style:style style:name="P12" style:family="paragraph" style:parent-style-name="Text_20_body">
      <style:text-properties officeooo:rsid="00198175" officeooo:paragraph-rsid="00198175"/>
    </style:style>
    <style:style style:name="P13" style:family="paragraph" style:parent-style-name="Text_20_body">
      <style:text-properties fo:language="ru" fo:country="RU" officeooo:rsid="0020de20" officeooo:paragraph-rsid="0020de20"/>
    </style:style>
    <style:style style:name="P14" style:family="paragraph" style:parent-style-name="Text_20_body">
      <style:text-properties officeooo:rsid="0020de20" officeooo:paragraph-rsid="0020de20"/>
    </style:style>
    <style:style style:name="P15" style:family="paragraph" style:parent-style-name="Preformatted_20_Text">
      <style:text-properties officeooo:rsid="0019243a"/>
    </style:style>
    <style:style style:name="P16" style:family="paragraph" style:parent-style-name="Preformatted_20_Text">
      <style:text-properties officeooo:paragraph-rsid="0020de20"/>
    </style:style>
    <style:style style:name="P17" style:family="paragraph" style:parent-style-name="Preformatted_20_Text">
      <style:text-properties fo:language="en" fo:country="US" officeooo:rsid="0020de20" officeooo:paragraph-rsid="0020de20"/>
    </style:style>
    <style:style style:name="P18" style:family="paragraph" style:parent-style-name="Preformatted_20_Text">
      <style:text-properties fo:language="ru" fo:country="RU" officeooo:rsid="0020de20" officeooo:paragraph-rsid="0020de20"/>
    </style:style>
    <style:style style:name="P19" style:family="paragraph" style:parent-style-name="Heading_20_2">
      <style:text-properties officeooo:rsid="0020de20" officeooo:paragraph-rsid="0020de20"/>
    </style:style>
    <style:style style:name="P20" style:family="paragraph" style:parent-style-name="Text_20_body">
      <style:text-properties fo:language="ru" fo:country="RU" officeooo:rsid="0020de20" officeooo:paragraph-rsid="0020de20"/>
    </style:style>
    <style:style style:name="P21" style:family="paragraph" style:parent-style-name="Text_20_body">
      <style:text-properties officeooo:paragraph-rsid="002189ce"/>
    </style:style>
    <style:style style:name="T1" style:family="text">
      <style:text-properties officeooo:rsid="0017c553"/>
    </style:style>
    <style:style style:name="T2" style:family="text">
      <style:text-properties officeooo:rsid="001981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b72be"/>
    </style:style>
    <style:style style:name="T6" style:family="text">
      <style:text-properties fo:language="en" fo:country="US" officeooo:rsid="001d32fd"/>
    </style:style>
    <style:style style:name="T7" style:family="text">
      <style:text-properties fo:language="en" fo:country="US" officeooo:rsid="0020de20"/>
    </style:style>
    <style:style style:name="T8" style:family="text">
      <style:text-properties officeooo:rsid="001b72be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b72be"/>
    </style:style>
    <style:style style:name="T11" style:family="text">
      <style:text-properties fo:language="ru" fo:country="RU" officeooo:rsid="001d32fd"/>
    </style:style>
    <style:style style:name="T12" style:family="text">
      <style:text-properties fo:language="ru" fo:country="RU" officeooo:rsid="0020de20"/>
    </style:style>
    <style:style style:name="T13" style:family="text">
      <style:text-properties officeooo:rsid="001d32fd"/>
    </style:style>
    <style:style style:name="T14" style:family="text">
      <style:text-properties officeooo:rsid="0020de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Клиентская часть Robomobile.</text:p>
      <text:p text:style-name="Title">Сборка и запуск</text:p>
      <text:p text:style-name="Text_20_body"/>
      <text:p text:style-name="P4">Системные требования:</text:p>
      <text:p text:style-name="P1">Необходимо установить на ваш компьютер следующее ПО: Cmake, GCC/<text:span text:style-name="T5">Visual Studio</text:span>, <text:span text:style-name="T1">OpenCV,</text:span><text:span text:style-name="T5">make(</text:span><text:span text:style-name="T10">только для </text:span><text:span text:style-name="T5">linux)</text:span></text:p>
      <text:p text:style-name="P1"><text:span text:style-name="T3">Для Ubuntu Linux</text:span> можно воспользоваться командой:</text:p>
      <text:p text:style-name="Preformatted_20_Text">sudo apt-get install cmake gcc <text:span text:style-name="T1">libcv-dev </text:span><text:span text:style-name="T5">make</text:span></text:p>
      <text:p text:style-name="P2"><text:span text:style-name="T3">Для Windows</text:span> необходимо скачать с сайта <text:a xlink:type="simple" xlink:href="https://cmake.org/download/" text:style-name="Internet_20_link" text:visited-style-name="Visited_20_Internet_20_Link">https://cmake.org/download/</text:a> последнюю версию CMake и установить.</text:p>
      <text:p text:style-name="P21"><text:span text:style-name="T10">Скачать последнюю версию</text:span><text:span text:style-name="T5">(</text:span><text:span text:style-name="T10">3.0 на момент написания этой документации) </text:span><text:span text:style-name="T5">OpenCV</text:span><text:span text:style-name="T1"> <text:s/></text:span><text:a xlink:type="simple" xlink:href="http://opencv.org/" text:style-name="Internet_20_link" text:visited-style-name="Visited_20_Internet_20_Link"><text:span text:style-name="T1">http://opencv.org/</text:span></text:a><text:span text:style-name="T1"> <text:s text:c="2"/></text:span><text:span text:style-name="T10">и распаковать</text:span><text:span text:style-name="T1">. <text:s/>Открыть файл CmakeLists.txt и в строк</text:span><text:span text:style-name="T10">е</text:span></text:p>
      <text:p text:style-name="Preformatted_20_Text"><text:span text:style-name="T8"><text:line-break/>set(OpenCV_DIR C:/opencv/opencv/build)</text:span></text:p>
      <text:p text:style-name="P10"><text:span text:style-name="T10">заменить <text:s/>C:/opencv/opencv/build на путь к папке </text:span><text:span text:style-name="T5">build </text:span><text:span text:style-name="T10">в директории куда был распакован </text:span><text:span text:style-name="T5">OpenCV.</text:span></text:p>
      <text:p text:style-name="P3"/>
      <text:p text:style-name="P3">Когда все установлено нужно перейти в папку с исходным кодом клиентской части. </text:p>
      <text:p text:style-name="P6"><text:span text:style-name="T3">Для Linux</text:span> нужно воспользоваться командами</text:p>
      <text:p text:style-name="Preformatted_20_Text">chmod 777 install.sh</text:p>
      <text:p text:style-name="Preformatted_20_Text">./install.sh</text:p>
      <text:p text:style-name="P15"/>
      <text:p text:style-name="P6">Теперь запустить клиента можно так:</text:p>
      <text:p text:style-name="Preformatted_20_Text">cd build</text:p>
      <text:p text:style-name="Preformatted_20_Text">./cl</text:p>
      <text:p text:style-name="P8"/>
      <text:p text:style-name="P11"><text:span text:style-name="T3">Для Windows:</text:span> нужно запустить файл <text:span text:style-name="T13">windows_make.bat</text:span>, после чего перейти в директорию build. <text:span text:style-name="T11">Там вы найдете файлы проекта </text:span><text:span text:style-name="T6">Visual Studio. </text:span><text:span text:style-name="T11">Откройте </text:span><text:span text:style-name="T6">cl.sln, </text:span><text:span text:style-name="T11">выберете конфигурацию </text:span><text:span text:style-name="T6">Release </text:span><text:span text:style-name="T11">и откомпилируйте решение.</text:span></text:p>
      <text:p text:style-name="P13">Для запуска клиента выполните файл <text:span text:style-name="T4">client.bat. </text:span>У вас появится окно командной строки.</text:p>
      <text:p text:style-name="P12">Запустить клиента можно <text:span text:style-name="T14">выполнив команду</text:span> cl.exe.</text:p>
      <text:p text:style-name="P12"/>
      <text:h text:style-name="Heading_20_1" text:outline-level="1">Параметры запуска:</text:h>
      <text:p text:style-name="P9">По умолчанию клиент настроен на адрес 192.168.111.1:1111. Если вы изменяли эти <text:soft-page-break/>параметры в настройках точки доступа на компьютере робота, то клиент необходимо запускать указав эти параметры в командной строке:</text:p>
      <text:p text:style-name="P16">./cl -s server_addr -p server_port</text:p>
      <text:p text:style-name="P18">или</text:p>
      <text:p text:style-name="P17">cl.exe -s server_addr -p server_port</text:p>
      <text:p text:style-name="P9">где server_addr — это ip адрес точки доступа, а server_port — это порт указанный <text:span text:style-name="T2">в настройках серверной части RoboMobile</text:span></text:p>
      <text:h text:style-name="P19" text:outline-level="2">Запись видео:</text:h>
      <text:p text:style-name="P14">Видео получаемое клиентом можно записать <text:s/>в файл. Для этого воспользуйтесь параметром запуска -<text:span text:style-name="T4">v </text:span><text:span text:style-name="T9">и укажите имя файла после этого параметра.</text:span></text:p>
      <text:p text:style-name="P13">Например:</text:p>
      <text:p text:style-name="P16"><text:span text:style-name="T9">./cl -</text:span><text:span text:style-name="T7">v</text:span><text:span text:style-name="T9"> </text:span><text:span text:style-name="T7">myvideo.avi</text:span></text:p>
      <text:p text:style-name="P16"/>
      <text:h text:style-name="Heading_20_2" text:outline-level="2">Получение справки:</text:h>
      <text:p text:style-name="P13">Для получения справки по всем параметрам запуска можно воспользоваться параметром запуска -<text:span text:style-name="T4">h</text:span></text:p>
      <text:p text:style-name="P7"/>
      <text:p text:style-name="P5">Внимание: внесение изменений в серверной части в код связанный с отправкой телеметрии и установкой соединения может потребовать внесения изменений в код клиента для его корректной работы и последующая его <text:span text:style-name="T12">переустановка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left="2.54cm" fo:margin-right="0cm" fo:margin-top="0cm" fo:margin-bottom="0cm" loext:contextual-spacing="false" fo:text-indent="0cm" style:auto-text-indent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4:50:30.712461459</meta:creation-date>
    <dc:date>2015-10-31T16:13:57.495000000</dc:date>
    <meta:editing-duration>PT30M33S</meta:editing-duration>
    <meta:editing-cycles>5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33" meta:word-count="282" meta:character-count="2120" meta:non-whitespace-character-count="1861"/>
  </office:meta>
</office:document-meta>
</file>